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21a31" officeooo:paragraph-rsid="00121a31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0.5pt" style:text-underline-style="none" fo:font-weight="bold" officeooo:rsid="00121a31" officeooo:paragraph-rsid="00121a31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.5pt" officeooo:paragraph-rsid="00121a31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bold" officeooo:rsid="00121a31" officeooo:paragraph-rsid="00121a31" style:font-size-asian="12pt" style:font-weight-asian="bold" style:font-size-complex="12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a1841" style:font-size-asian="11pt" style:font-size-complex="11pt"/>
    </style:style>
    <style:style style:name="T3" style:family="text">
      <style:text-properties officeooo:rsid="0013e9f7"/>
    </style:style>
    <style:style style:name="T4" style:family="text">
      <style:text-properties officeooo:rsid="0015de22"/>
    </style:style>
    <style:style style:name="T5" style:family="text">
      <style:text-properties officeooo:rsid="0016b5f1"/>
    </style:style>
    <style:style style:name="T6" style:family="text">
      <style:text-properties officeooo:rsid="0018c048"/>
    </style:style>
    <style:style style:name="T7" style:family="text">
      <style:text-properties officeooo:rsid="001a1841"/>
    </style:style>
    <style:style style:name="T8" style:family="text">
      <style:text-properties officeooo:rsid="001a4f89"/>
    </style:style>
    <style:style style:name="T9" style:family="text">
      <style:text-properties officeooo:rsid="001acd70"/>
    </style:style>
    <style:style style:name="T10" style:family="text">
      <style:text-properties fo:font-weight="bold" officeooo:rsid="001acd70" style:font-weight-asian="bold" style:font-weight-complex="bold"/>
    </style:style>
    <style:style style:name="T11" style:family="text">
      <style:text-properties fo:font-weight="bold" officeooo:rsid="001a4f8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=======Exploratory Data Analysis_layoffs=========</text:p>
      <text:p text:style-name="P2"/>
      <text:p text:style-name="P1">we had cleaned the data in the previous project and we will take a deeper look on this <text:span text:style-name="T7">cleaned </text:span>dataset and find the insights. <text:span text:style-name="T3">In this analysis, we took a look on the companies who had max laid offs </text:span><text:span text:style-name="T8">in the period of previous three years</text:span><text:span text:style-name="T3">. </text:span><text:span text:style-name="T4">Found out the total layoffs by companies also. </text:span><text:span text:style-name="T5">Which industry got hit the maximum layoff. What country was effected the most with the highest layoffs. </text:span><text:span text:style-name="T6">Then we saw the sum of layoff in each month </text:span><text:span text:style-name="T8">and year. We did the rolling total using </text:span><text:span text:style-name="T11">window function</text:span><text:span text:style-name="T8">. </text:span><text:span text:style-name="T9">We </text:span><text:span text:style-name="T10">ranked</text:span><text:span text:style-name="T9"> the companies based on the no. of lay offs using </text:span><text:span text:style-name="T10">window function dense rank()</text:span><text:span text:style-name="T9">. Then we ranked the top five companies based on the rankings using </text:span><text:span text:style-name="T10">CTE.</text:span><text:span text:style-name="T9"> </text:span></text:p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8-29T17:08:47.335000000</dc:date>
    <meta:editing-duration>PT1H5M47S</meta:editing-duration>
    <meta:editing-cycles>3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2" meta:word-count="123" meta:character-count="699" meta:non-whitespace-character-count="577"/>
  </office:meta>
</office:document-meta>
</file>